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gor_age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.4325568676" calcext:value-type="float">
            <text:p>5.43255686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30480384827" calcext:value-type="float">
            <text:p>4.304803848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23243784904" calcext:value-type="float">
            <text:p>3.232437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1295170784" calcext:value-type="float">
            <text:p>2.129517078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.0177500248" calcext:value-type="float">
            <text:p>4.017750024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.07334804535" calcext:value-type="float">
            <text:p>6.0733480454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.01703095436" calcext:value-type="float">
            <text:p>3.017030954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3367638588" calcext:value-type="float">
            <text:p>2.33676385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69693207741" calcext:value-type="float">
            <text:p>4.69693207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.5853111744" calcext:value-type="float">
            <text:p>10.58531117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4811630249" calcext:value-type="float">
            <text:p>3.4811630249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72082614899" calcext:value-type="float">
            <text:p>3.72082614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59286379814" calcext:value-type="float">
            <text:p>2.5928637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37764191628" calcext:value-type="float">
            <text:p>3.377641916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93704795837" calcext:value-type="float">
            <text:p>3.937047958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20936799049" calcext:value-type="float">
            <text:p>3.209367990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65680718422" calcext:value-type="float">
            <text:p>2.6568071842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10483503342" calcext:value-type="float">
            <text:p>2.1048350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95354700089" calcext:value-type="float">
            <text:p>3.953547000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41772198677" calcext:value-type="float">
            <text:p>2.417721986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00061988831" calcext:value-type="float">
            <text:p>2.000619888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76154899597" calcext:value-type="float">
            <text:p>3.7615489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50659894943" calcext:value-type="float">
            <text:p>4.50659894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.03264093399" calcext:value-type="float">
            <text:p>6.03264093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31353187561" calcext:value-type="float">
            <text:p>3.3135318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.55283617973" calcext:value-type="float">
            <text:p>7.5528361797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80921697617" calcext:value-type="float">
            <text:p>3.809216976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12093186378" calcext:value-type="float">
            <text:p>2.120931863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.53702712059" calcext:value-type="float">
            <text:p>6.537027120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51296186447" calcext:value-type="float">
            <text:p>2.512961864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63319802284" calcext:value-type="float">
            <text:p>4.6331980228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14455389977" calcext:value-type="float">
            <text:p>2.144553899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28161907196" calcext:value-type="float">
            <text:p>2.281619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46512389183" calcext:value-type="float">
            <text:p>3.4651238918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09661602974" calcext:value-type="float">
            <text:p>2.096616029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4333190918" calcext:value-type="float">
            <text:p>3.43331909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20951199532" calcext:value-type="float">
            <text:p>3.209511995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26495313644" calcext:value-type="float">
            <text:p>2.264953136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80192899704" calcext:value-type="float">
            <text:p>3.80192899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40912413597" calcext:value-type="float">
            <text:p>4.40912413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.0727918148" calcext:value-type="float">
            <text:p>6.072791814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34532904625" calcext:value-type="float">
            <text:p>2.34532904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24120593071" calcext:value-type="float">
            <text:p>2.241205930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.54558396339" calcext:value-type="float">
            <text:p>4.545583963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60063791275" calcext:value-type="float">
            <text:p>2.600637912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36904597282" calcext:value-type="float">
            <text:p>3.369045972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69721579552" calcext:value-type="float">
            <text:p>3.6972157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49798488617" calcext:value-type="float">
            <text:p>2.497984886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32917094231" calcext:value-type="float">
            <text:p>3.3291709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.74644207954" calcext:value-type="float">
            <text:p>4.746442079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86561799049" calcext:value-type="float">
            <text:p>2.8656179905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13678002357" calcext:value-type="float">
            <text:p>2.1367800236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16123914719" calcext:value-type="float">
            <text:p>2.161239147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.19480013847" calcext:value-type="float">
            <text:p>4.1948001385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50448894501" calcext:value-type="float">
            <text:p>2.5044889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28150987625" calcext:value-type="float">
            <text:p>1.28150987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44949507713" calcext:value-type="float">
            <text:p>3.4494950771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12057209015" calcext:value-type="float">
            <text:p>2.120572090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.48144006729" calcext:value-type="float">
            <text:p>5.481440067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20838904381" calcext:value-type="float">
            <text:p>2.208389043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48142695427" calcext:value-type="float">
            <text:p>2.481426954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41679906845" calcext:value-type="float">
            <text:p>3.4167990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.00167393684" calcext:value-type="float">
            <text:p>4.001673936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37685680389" calcext:value-type="float">
            <text:p>2.3768568039</text:p>
          </table:table-cell>
        </table:table-row>
        <table:table-row table:style-name="ro1">
          <table:table-cell table:formula="of:=(8-COUNTIF([.A1:.A64];&quot;=0&quot;))/8" office:value-type="float" office:value="0.875" calcext:value-type="float">
            <text:p>0.875</text:p>
          </table:table-cell>
          <table:table-cell table:formula="of:=(8-COUNTIF([.B1:.B64];&quot;=0&quot;))/8" office:value-type="float" office:value="0.75" calcext:value-type="float">
            <text:p>0.75</text:p>
          </table:table-cell>
          <table:table-cell table:formula="of:=(8-COUNTIF([.C1:.C64];&quot;=0&quot;))/8" office:value-type="float" office:value="0.75" calcext:value-type="float">
            <text:p>0.75</text:p>
          </table:table-cell>
          <table:table-cell table:formula="of:=(8-COUNTIF([.D1:.D64];&quot;=0&quot;))/8" office:value-type="float" office:value="0.75" calcext:value-type="float">
            <text:p>0.75</text:p>
          </table:table-cell>
          <table:table-cell table:formula="of:=(8-COUNTIF([.E1:.E64];&quot;=0&quot;))/8" office:value-type="float" office:value="0.5" calcext:value-type="float">
            <text:p>0.5</text:p>
          </table:table-cell>
          <table:table-cell table:formula="of:=(8-COUNTIF([.F1:.F64];&quot;=0&quot;))/8" office:value-type="float" office:value="0.25" calcext:value-type="float">
            <text:p>0.25</text:p>
          </table:table-cell>
          <table:table-cell table:formula="of:=(8-COUNTIF([.G1:.G64];&quot;=0&quot;))/8" office:value-type="float" office:value="1" calcext:value-type="float">
            <text:p>1</text:p>
          </table:table-cell>
          <table:table-cell table:formula="of:=(8-COUNTIF([.H1:.H64];&quot;=0&quot;))/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0:31:17.040079558</dc:date>
    <meta:editing-duration>PT4M4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